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425f" officeooo:paragraph-rsid="001b425f"/>
    </style:style>
    <style:style style:name="P2" style:family="paragraph" style:parent-style-name="Standard">
      <style:text-properties officeooo:rsid="001b425f" officeooo:paragraph-rsid="001d7068"/>
    </style:style>
    <style:style style:name="P3" style:family="paragraph" style:parent-style-name="Standard">
      <style:text-properties officeooo:rsid="001b425f" officeooo:paragraph-rsid="0026d9d7"/>
    </style:style>
    <style:style style:name="P4" style:family="paragraph" style:parent-style-name="Standard">
      <style:text-properties officeooo:rsid="001b425f" officeooo:paragraph-rsid="003bbb6c"/>
    </style:style>
    <style:style style:name="P5" style:family="paragraph" style:parent-style-name="Standard">
      <style:text-properties officeooo:rsid="001b425f" officeooo:paragraph-rsid="00404222"/>
    </style:style>
    <style:style style:name="P6" style:family="paragraph" style:parent-style-name="Standard">
      <style:text-properties officeooo:rsid="001b425f" officeooo:paragraph-rsid="00404222"/>
    </style:style>
    <style:style style:name="P7" style:family="paragraph" style:parent-style-name="Standard">
      <style:text-properties officeooo:rsid="001b425f" officeooo:paragraph-rsid="005583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介绍</text:p>
      <text:p text:style-name="P1">在过去的三十年间，航空运输量大致多了一倍。由于航空运输线采用轴辐式结构，大多数中心机场的运营已经接近饱和。所以轻微的干扰便能在所有航空系统中造成大范围的延误，从而导致航班必须被重新安排。航班表变化对终端区的一个负面影响是登机口冲突，当两个或多个飞机被同时安排在同一个登机口时这种冲突便会产生。由于登机口连接机场的起飞端和停靠端，保持登机口的稳定是非常重要的。在起飞端，登机口为飞机的停靠服务。在停靠端，乘客们等待、登机、下飞机和转机。这表明登机口分配方案的抗干扰能力对飞机安排的花费和乘客的满足感都非常有益。因此，在这次研究中我们致力于将可能的干扰考虑在内的登机口分配方案。</text:p>
      <text:p text:style-name="P2">登机口分配问题（GAP）是关于如何为航班活动（包括到达、停靠和离开）分配登机口。一个典型的中心机场拥有超过一百个登机口和每日超过一千的班次。GAP最重要的目标包括最大化机场一天的吞吐量、最大化航班花费、最小化拖延时间等。另外，乘客的服务满意度（受等待时间和转机距离的影响）与航空公司的收益息息相关，因此也加以考虑。</text:p>
      <text:p text:style-name="P3">在文献中，静态登机门分配问题，在做决定时未将可能的变化考虑在内，而这种变化已经引起大量关注。例如，Hu和Di Paolo在2007年提出一种遗传算法来解决多目标变化的登机门分配问题。Drexl和Nikulin提出退火启发式算法来解决多目标问题，旨在最小化未登记的航班和乘客步行距离，同时最大化利润。基于这个研究，作者更进一步的满足其他目标：用禁忌搜索算法最小化登记门参考调度的绝对偏差。Genc、Erol、Eksin、Berber和Guleryuz提出随机邻域搜索算法来解决最小化等待登记门的航班的等待时间。在2013年，在禁忌算法和遗传算法被采用的Kim, Feron, Clarke、Atkin和Neuman将匝道拥挤时间和出租时间考虑在内。Marinelli, Dell 'Orco, and Sassanelli(2015)提出了一种蜂群优化算法来最小化乘客总步行距离和远程门的使用。Guepet, Acuna-Agost, Briant, and Gayon(2015)通过减少圆弧图着色问题证明了GAP是NP难的。关于GAP及其扩展的理解回顾可以在Dorndorf, Drexl, Nikulin, and Pesch (2007) 中找到。</text:p>
      <text:p text:style-name="P3">为了解决这种中断的情况，一些研究者考虑了登记门重新分配问题（GRP），旨在在保持与之前更小的偏离的情况下找到中断表。这种重新分配问题通常只出现在大的中断发生时。然而，这种恢复程序可能导致额外的花费和资源浪费，并且恢复方法通常不能让完全航班表回到正常状态。</text:p>
      <text:p text:style-name="P3">相比与GRP，制定能抗轻微干扰的航班表对整个机场的盈利更有利。考虑到这方面的需求，最近的研究在制定航班表时将鲁棒性考虑在内。Dorndorf et al. (2007)建模提出了登记门的鲁棒性问题，致力于三个目标，其中一个是避免两个低缓冲的飞机被分配到同一登记门。特别地，在两个成功分配之间的缓冲时间尽可能接近预定的阀值。基于这项工作，作者更近一进考虑结果解决方案相对于参考调度的偏差。Seker和Noyan(2012)引入了一个包含随机中断的随机规划公式。Castaing等(2016)考虑了代表四种不同鲁棒性度量的四种不同目标函数，然后使用真实数据对它们进行评估。在我们先前的工作的中，一些数学公式已经被提出并在鲁棒性GAP的环境下进行了测试，而这些方法却不能有效地解决实际大小的实例。ALNS</text:p>
      <text:p text:style-name="P3">据我们所知，没有一篇论文同时考虑了稳健性、拖带过程中产生的成本和乘客转移距离。如上所述，这三个因素对一个好的分配计划都是非常重要的，一个好的计划应该在这三个因素之间做出良好的权衡。为了填补这一缺口，在本文中，我们考虑一个目标中包含三个成本因素的GAP，即: (i)衡量原计划的稳健性以及为重新安排原分配计划而节省的工作量的冲突成本; (ii)改变航空器位置所需的人员和设施连带费用; (iii)衡量旅客满意程度的旅客转乘成本。针对这一问题，提出了一种自适应大邻域搜索（ALNS）启发式算法。主要贡献如下:</text:p>
      <text:p text:style-name="P3">提出了一种综合考虑鲁棒性、飞机牵引和中转乘客的舱门分配模型；</text:p>
      <text:p text:style-name="P3">提出了一种求解鲁棒GAP模型的有效的ALNS启发式算法。针对问题的特点，提出了多重消解与建；</text:p>
      <text:p text:style-name="P2">通过大量的数值研究，验证了该方法在禁忌搜索算法上的有效性；</text:p>
      <text:p text:style-name="P2">本文结构如下。在第二节中，我们描述了本文考虑的鲁棒GAP的背景和公式。在第3节中，详细描述了ALNS启发式算法。第四节给出了大量的数值研究。第五部分对本文进行了总结，并对今后的研究方向进行了展望。</text:p>
      <text:p text:style-name="P2"/>
      <text:p text:style-name="P2"/>
      <text:p text:style-name="P2"><text:soft-page-break/>2 问题描述</text:p>
      <text:p text:style-name="P4">在这一节中，我们给出了鲁棒GAP的形式化描述，在接下来的几节在此基础上提出了鲁棒GAP模型和一种ALNS算法。目标有三个组件:预期冲突成本来衡量鲁棒性,等待成本和旅客传输距离。表一中描述了本文中使用的符号。</text:p>
      <text:p text:style-name="P4">表一：</text:p>
      <text:p text:style-name="P4"/>
      <text:p text:style-name="P4"/>
      <text:p text:style-name="P4"/>
      <text:p text:style-name="P4"/>
      <text:p text:style-name="P4">本文所考虑的鲁棒GAP是为了安排一组F型飞机在登机门的活动。终端区飞机的整个周转时间分为三个阶段: 到达、停靠和离开。到达活动是从到达登机口的时间到停机过程的结束。离境活动从登机过程开始算起至离站。停车活动包括到达和离开之间的时间。在本文中，到达和离开活动也称为(到达和离开)航班。</text:p>
      <text:p text:style-name="P4"/>
      <text:p text:style-name="P4">预期矛盾花费：冲突持续时间是分配给同一登机口的连续航班之间的重叠时间。在正常情况下，冲突持续时间应该为零。当起飞的飞机推迟起飞或到达的飞机提前到达登机口时，登机口冲突就发生了。登机口所有航班之间的预期冲突持续时间用于衡量登机口分配计划的鲁棒性。当飞机之间的冲突持续时间较低时，可以获得较高的鲁棒性。由于机场特定的基础设施条件、空中交通网络的位置以及原有的航班时刻表，航班延误通常遵循一定的模式。我们分析了2014年5月5日至8日香港国际机场2191人次及2253人次的抵港航班延误数据，发现抵港航班及离港航班均呈对数正态分布。然后将到达和离开之间的预期冲突持续时间近似为预定分离时间的指数函数。</text:p>
      <text:p text:style-name="P4">公式（1）：</text:p>
      <text:p text:style-name="P4">其中</text:p>
      <text:p text:style-name="P4">公式（2）：</text:p>
      <text:p text:style-name="P4"/>
      <text:p text:style-name="P4">图1： <text:s/>托机的展示</text:p>
      <text:p text:style-name="P4"/>
      <text:p text:style-name="P4"/>
      <text:p text:style-name="P4">其中a、b为通过分析历史数据确定的系数。这一关系与Kim(2013)在底特律都会韦恩郡机场(DTW)的观测结果一致，因此被认为是一种通用形式，在计算研究中使用。</text:p>
      <text:p text:style-name="P4"/>
      <text:p text:style-name="P4">托机费用：如果停车活动预计时间较长，则可将飞机拖至远程登机口或停车场，以提高登机口利用率。特别是在枢纽机场的高峰时段，可能需要将飞机拖到远程登机口，以便为进入的飞机留出更多空间。然而，飞机在终点站附近的移动会给航空公司带来额外的成本，并给工作人员带来不便。有时也会影响其他飞机的推回和移入操作。我们把拖车过程所带来的所有成本称为拖车成本。当一架飞机的连续活动没有分配到同一登机口时，就产生了单位拖曳成本。例如，在图1 (a)中，三个活动都分配给gate G1，则不产生tow cost。在图1 (b)中，由于我们将停车活动分配给了G2登机口，所以有两次拖车过程。让σ(i)表示的连续活动i的活动。我们知道停车是到达的连续活动，离开是停车的连续活动，而离开没有连续活动。然后为了使拖带成本最小化，我们将以下项最小化:</text:p>
      <text:p text:style-name="P4"/>
      <text:p text:style-name="P4">公式（3）：</text:p>
      <text:p text:style-name="P4"/>
      <text:p text:style-name="P4">转机费用： 乘客的满意度是通过总换乘距离来衡量的，这通常是作为登机口时间表的一个衡量指标。中转乘客的步行距离由到达和离开航班的分配决定。</text:p>
      <text:p text:style-name="P4"/>
      <text:p text:style-name="P4">公式（4）：</text:p>
      <text:p text:style-name="P4"/>
      <text:p text:style-name="P4">备注1：在本文中，我们只考虑换乘乘客的旅行成本，原因有以下两个: (i) 换乘乘客对换乘距离(次)比较敏感，航班时刻表的变化可能会影响其航班衔接的可行性; (ii) 机场可能希望旅客到达或离开的距离较长，<text:soft-page-break/>以便旅客有较高的购物机会。此外，如果需要，该模型可以很容易地扩展到考虑出发和到达乘客的旅行距离。</text:p>
      <text:p text:style-name="P4">总之，鲁棒GAP的目标是最小化 <text:s text:c="9"/>公式（5）</text:p>
      <text:p text:style-name="P5">鲁棒GAP有三个约束条件：</text:p>
      <text:p text:style-name="P5">公式（6）</text:p>
      <text:p text:style-name="P5">公式（7）</text:p>
      <text:p text:style-name="P5">公式（8）</text:p>
      <text:p text:style-name="P5">图2： ALNS流程图</text:p>
      <text:p text:style-name="P5"/>
      <text:p text:style-name="P5">约束(6)确保门内没有时间重叠;约束(7)保证每个到达或离开的登机口只有一个指定的登机口;约束(8)表示停车活动可以分配到门或停机坪上。</text:p>
      <text:p text:style-name="P5"/>
      <text:p text:style-name="P5">3： 鲁棒GAP的ALNS</text:p>
      <text:p text:style-name="P5">鲁棒GAP非线性模型难以直接用MIP求解器求解。因此，我们提出一种自适应的大邻域搜索(ALNS)启发式算法来处理鲁棒GAP。在ALNS的第一步中，我们采用了基于Ding, Lim, Rodrigues, and Zhu(2004)提出的贪心方法，得到了一个初始解，该方法被证明能够在最小未分配航次的情况下得到一个解。此方法如3.1节所示。然后，使用3.2和3.3节中描述的方法对解决方案进行分解和重构。具体来说，在每次迭代中，根据轮盘赌方法(见第3.4节)选择五种去除方法中的一种。在此步骤中，将从当前登机门中删除一些活动，从而得到部分解决方案。这个部分解决方案在重建步骤中修复，该步骤侧重于未分配的活动。与解构阶段相似，其中一种重建方法是根据之前的表现，采用轮盘赌的方法进行选择。经过重建阶段，得到了可行的解决方案。更新轮盘赌统计信息，并继续迭代，直到满足终止条件。流程图如图2所示。</text:p>
      <text:p text:style-name="P5"/>
      <text:p text:style-name="P5">3.1 生成初始解</text:p>
      <text:p text:style-name="P5">一种贪心算法被提出来获得初始解。Ding等(2004)提出了一种类似的贪婪算法来生成初始解。然而，由于忽略了飞机拖车问题，因此其方法不能直接应用于本问题的ALNS。在本节中，我们扩展了它们的方法，以便在生成初始解决方案时可以分别考虑到达、停车和离开活动。为了进一步确保在分配登机口时，到达和离开活动比停车活动具有更高的优先级，对活动的结束时间和活动类型进行了排序。改进后的贪心算法的细节如下。</text:p>
      <text:p text:style-name="P5">（1）首先，根据结束时间E (i)对活动进行排序，所有的停车活动都排在后面。令EA (k)为k门最早可用时间。设置EA(k) =−1, <text:s/>k∈G;</text:p>
      <text:p text:style-name="P5">（2）对每个活动i，找到一个登机门k使{ k | EA k ≤ S i }最大。</text:p>
      <text:p text:style-name="P5"><text:tab/><text:tab/>如果这样的k存在，将活动i分配给登机门k，更新EA(k) = E(i)。</text:p>
      <text:p text:style-name="P5"><text:tab/><text:tab/>否则，检验活动i是否是停靠活动，如果是，分配i停机场，否则，不存在可行解。返回。</text:p>
      <text:p text:style-name="P5"><text:tab/><text:tab/>输出结果。</text:p>
      <text:p text:style-name="P5">请注意，贪心算法既可以给出初始解，也可以断言该问题没有可行解(一些到达或离开活动没有登机门)。在实践中，通过对未分配的航班设置远程登机口和使用班车接送乘客的方式来解决这一不可行的情况。在本研究中，我们的重点是如何同时提高鲁棒性、乘客服务水平和最小化拖运成本。因此，我们可以安全地假设，在现有的登机口资源下，总能得到一个可行的解决方案，这是大多数枢纽机场的情况。此外，为了测试登机门充分利用率对算法性能的影响，我们利用这种贪心方法的优势生成不同类型的实例进行数值研究。</text:p>
      <text:p text:style-name="P5"/>
      <text:p text:style-name="P5">3.2 <text:s/>解决方案分解</text:p>
      <text:p text:style-name="P5">在解构阶段，我们提出了五种不同的去除方法来保持搜索过程中的多样性。每个删除方法的目标是从当前分配中删除预定义数量的活动n(r)。请注意，分配给停机坪的停车活动也可以在此阶段进行选择和移除。我们将删除的活动表示为未分配的活动。</text:p>
      <text:p text:style-name="P5">3.2.1 <text:s/>肖氏移除法</text:p>
      <text:p text:style-name="P5"><text:soft-page-break/>这种操作方法源自肖在1998年提出的肖氏移除法。肖氏移除在文献中也被称为邻近移除。一对活动之间的相似性定义为距离。本文将两个活动之间的距离dist (ij)定义为公式（9）</text:p>
      <text:p text:style-name="P5"/>
      <text:p text:style-name="P5">公式（9）：</text:p>
      <text:p text:style-name="P5">通过使用这个定义，主要思想是随机选择一个活动作为目标活动，然后删除它及其最近的邻居。请注意，两个活动越接近，它们从以前的位置交换的可能性就越大。例如，周期为[20,50]的活动比周期为[25,55]的活动更有可能改变位置。</text:p>
      <text:p text:style-name="P5">3.2.2 部分移除法</text:p>
      <text:p text:style-name="P5">这种操作的灵感来源于PrescottGagnon, Desaulniers, and Rousseau在2009年提出的路径部分操作。与活动被单独移除的肖氏移除法不同，部分移除法同时处理一小串活动。以下将展示部分移除法的细节，示例图为图3。</text:p>
      <text:p text:style-name="P5"><text:s/><text:tab/>和肖氏移除法同样的方法随机选择一个目标活动i 。然后前面的活动j和后面的活动j（）以及i都被从登机门中移除。利用对i的进一步活动获取参考范围，记为refr，由公式（10）计算。</text:p>
      <text:p text:style-name="P5"/>
      <text:p text:style-name="P5">公式（10）：</text:p>
      <text:p text:style-name="P5">θ是在每个迭代中更新从而找到一个好的次数范围。</text:p>
      <text:p text:style-name="P5"/>
      <text:p text:style-name="P5"><text:tab/>重新排列登机门。对每个登机门，找到距离目标活动i最近的活动i（）（距离根据公式9定义）。活动i（）称为子活动。然后将子活动和距子活动距离小于refr（i）的活动移除。这个移除过程一直持续到移除的总数q超过移除限制n （r）或者所有的门都被考虑过为止。在图3中，活动i、j、i（）、j（）和j2被移除。j1由于距离i（）太远没有被移除。</text:p>
      <text:p text:style-name="P5"><text:tab/>更新θ的值为θ*n（r）/ q。这种机制确保操作者在多次迭代后能够找到一个好的参考范围。</text:p>
      <text:p text:style-name="P5"/>
      <text:p text:style-name="P5">3.2.3 转换移除</text:p>
      <text:p text:style-name="P5">在这种方法中，我们将目标活动i的邻居定义为带有i的转移乘客的活动。首先，将所有活动按照转乘乘客目标活动i数量进行降序排序。然后将被移除的活动一个接一个地随机选择，优先于那些排名靠前的活动。具体来说,活动的排名参数N*p^H,其中N̄是活动的数量还没有被移除,p是在0和1之间的一个随机数,H≥1是一个常数。H越大，我们选择活动的概率就越大。值得注意的是，如果H = 1，那么活动是随机选择的，且分布均匀。另一方面，如果H是正无穷，那么总是选择第一个活动。该算法在考虑反映转移成本的第三个目标时起着重要作用。</text:p>
      <text:p text:style-name="P5"/>
      <text:p text:style-name="P5">3.2.4 最差移除</text:p>
      <text:p text:style-name="P5">最差移除源自Ropke and Pisinger在2006年提出的最差移除法。主要思想是移除对解决方案质量有较大影响的活动。具体来说，目标(5)在去除前后计算，差异越大，考虑的活动(记为最差活动)被去除的概率越高。请注意，如果只删除最糟糕的活动，很可能由于缺少交换替代方案而无法进行交换。因此，我们还删除了一些与这些最糟糕的活动肖氏相邻的活动。具体地说，删除了n（r）个最差的活动和每个有n（r）肖氏相邻的活动。</text:p>
      <text:p text:style-name="P5"/>
      <text:p text:style-name="P7">3.2.5 <text:s/>断路移除</text:p>
      <text:p text:style-name="P5">断路移除被设计成在两个或三个门内进行优化。在这种方法中，首先，我们通过花费的平均值c（k）（k ∈ G）对所有登机门进行降序排序。c（k）是拖车花费、矛盾花费和与登机门k有关的转换花费的总和。再者，选择两个或三个门的概率与转移-移除中描述的方法类似。然后删除分配给所选门的所有活动。</text:p>
      <text:p text:style-name="P5"/>
      <text:p text:style-name="P5">3.3 解决方案重构</text:p>
      <text:p text:style-name="P5">在重构阶段，我们提出了两种重构方法，并将其嵌入到商用优化软件CPLEX求解的模型中。求解公式5-8定义的模型的难点在于二次目标。如果我们为中转乘客设置了到站或出站的登机口，那么中转费用与其他乘客的分配是线性的。在本节中，两种重构方法都遵循这样的原则:首先插入所有到达或离开活动，然后求解简化模型，完成求解。</text:p>
      <text:p text:style-name="P5"><text:soft-page-break/>3.3.1 洗牌贪心插入</text:p>
      <text:p text:style-name="P5">洗牌贪心插入算法源自Ropke and Pisinger在2006年提出的基础贪心算法。基础贪心插入算法为每个被移除活动计算最小插入花费c（i），然后插入最小的c（i）。这个过程持续直到所有的活动被调整或没有活动能插入。在洗牌贪心插入算法，首先，我们随机的选择一种航班活动类型，i.e，到达或离开。如果到达被选择，我们将为分配的到达活动重新排序。在此之后，我们不再重复计算每个插入的所有剩余到达活动的最小插入位置，而是只计算一次插入成本，然后将该活动插入到其最佳位置。这种洗牌贪心插入算法在每个修复阶段都比基本的贪心插入启发式算法具有更高的效率，并且根据我们的初步实验得到了更好的解决方案。</text:p>
      <text:p text:style-name="P5">贪心方法通常操作简单，效率高。然而，这可能会导致近视，一些“好的”飞行活动的早期插入可能会阻止一些未来有希望的插入。下面的遗憾插入弥补了这个缺点。</text:p>
      <text:p text:style-name="P5"/>
      <text:p text:style-name="P5">3.3.2 遗憾插入</text:p>
      <text:p text:style-name="P5">遗憾插入也是基于基本的贪心插入，它不仅考虑了成本最低的活动，而且还考虑了其他一些有前途的活动，从而整合了前瞻性信息。为了展示这种策略，令u为3， 活动i插入到三个登机门的花费的升序排列分别为c（i1）、c（i2）、c（i3）。遗憾花费通过公式：.......计算。在每次迭代中，我们计算所有剩余活动的遗憾成本，并插入遗憾成本最高的活动。此过程重复进行，直到所有活动都已修复或无法插入任何活动。我们类似应用这个于洗牌贪心插入的操作。</text:p>
      <text:p text:style-name="P5"/>
      <text:p text:style-name="P5">3.3.3 模型调整</text:p>
      <text:p text:style-name="P5">在使用洗牌贪心或遗憾插入插入到达活动之后，其余未分配的活动都是离开或停车。即公式5-8所定义的模型被解决。在重构阶段，我们首先随机选择洗牌贪心或遗憾插入，插入这些被删除的飞行活动中的一类(到达或离开)，然后应用模型修复来考虑剩余的类别(离开和停车，或到达和停车)。</text:p>
      <text:p text:style-name="P5"/>
      <text:p text:style-name="P5">3.4 轮盘赌</text:p>
      <text:p text:style-name="P5">对于解构阶段的每个迭代，应用一个轮盘过程来选择生成邻域(要删除的活动)的方法。每个解构操作a在算法开始时都有一个初始值w （a）。然后以概率..........选择操作a。如果选择操作a并改进当前解决方案，则更新w（ a） = w （a） + 1。</text:p>
      <text:p text:style-name="P5"/>
      <text:p text:style-name="P5">4 数值研究</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3:23:10.779696312</meta:creation-date>
    <meta:generator>LibreOffice/6.0.3.2$Linux_X86_64 LibreOffice_project/00m0$Build-2</meta:generator>
    <dc:date>2019-02-28T15:31:39.825486982</dc:date>
    <meta:editing-duration>PT2H11M7S</meta:editing-duration>
    <meta:editing-cycles>19</meta:editing-cycles>
    <meta:document-statistic meta:table-count="0" meta:image-count="0" meta:object-count="0" meta:page-count="5" meta:paragraph-count="74" meta:word-count="6105" meta:character-count="6808" meta:non-whitespace-character-count="6691"/>
  </office:meta>
</office:document-meta>
</file>